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330277394735038961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1224750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228398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24468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192985399337840620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684761822799353832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850447164073875258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172705186285331343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706632127455885577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031895358160956407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697551306061669284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4T21:02:04.01</dc:date>
    <dc:creator>James  Lombardi</dc:creator>
    <meta:editing-duration>P8DT8H51M56S</meta:editing-duration>
    <meta:editing-cycles>747</meta:editing-cycles>
    <meta:generator>OpenOffice/4.1.2$Win32 OpenOffice.org_project/412m3$Build-9782</meta:generator>
    <meta:document-statistic meta:table-count="0" meta:image-count="0" meta:object-count="0" meta:page-count="29" meta:paragraph-count="750" meta:word-count="9504" meta:character-count="47600"/>
  </office:meta>
</office:document-meta>
</file>